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no: Michal Korbela </text:p>
      <text:p text:style-name="Standard">trieda: sexta </text:p>
      <text:p text:style-name="Standard">škola: Gymnázium J.J. Bánovce </text:p>
      <text:p text:style-name="Standard">úloha č.2</text:p>
      <text:p text:style-name="Standard"/>
      <text:p text:style-name="Standard">Princíp – simulovanie situácie</text:p>
      <text:p text:style-name="Standard"/>
      <text:p text:style-name="Standard">Mriežku načítame do poľa potom keď načítame ťah, tak zistíme, že či sa dá vykonať – ak áno, tak ho vykonáme ak nie, tak ho nespravíme. Overenie, či sa dá, alebo nie vieme spraviť v konštantnej časovej zložitosti a to tak, že sa pozrieme, len na susedné políčka políčka, kde je 0.</text:p>
      <text:p text:style-name="Standard">Ak sa ťah dá vykonať, tak iba vymeníme 0 s daným číslom a vždy si pamätáme pozíciu 0.</text:p>
      <text:p text:style-name="Standard"/>
      <text:p text:style-name="Standard">Časová zložitosť – na každý ťah potrebujeme konštantne času – O(k) – k je počet ťahov + potrebujeme načítať a vypísať mriežku O(n<text:span text:style-name="T1">2</text:span><text:span text:style-name="T2">+k).</text:span></text:p>
      <text:p text:style-name="Standard">Pamäťová – musíme si zapamätať mriežku – O(N<text:span text:style-name="T1">2</text:span>) – N je strana mriežky</text:p>
      <text:p text:style-name="Standard"/>
      <text:p text:style-name="Standard">Na koniec vypíšeme mriežku takú aká nám zostala</text:p>
      <text:p text:style-name="Standard"/>
      <text:p text:style-name="Standard">#include&lt;iostream&gt; </text:p>
      <text:p text:style-name="Standard"/>
      <text:p text:style-name="Standard">using namespace std; </text:p>
      <text:p text:style-name="Standard"/>
      <text:p text:style-name="Standard">int pole[3000][3000]; </text:p>
      <text:p text:style-name="Standard"/>
      <text:p text:style-name="Standard">int main(){ </text:p>
      <text:p text:style-name="Standard"/>
      <text:p text:style-name="Standard">long long k,n; </text:p>
      <text:p text:style-name="Standard">int x,y; </text:p>
      <text:p text:style-name="Standard"/>
      <text:p text:style-name="Standard">cin&gt;&gt;n; </text:p>
      <text:p text:style-name="Standard"/>
      <text:p text:style-name="Standard">for(int i=0; i&lt;=2000; i++){ </text:p>
      <text:p text:style-name="Standard">for(int j=0; j&lt;=2000; j++) </text:p>
      <text:p text:style-name="Standard">pole[i][j]=-1; <text:tab/><text:tab/><text:tab/><text:tab/>//najskôr si ohraničíme mriežku</text:p>
      <text:p text:style-name="Standard"/>
      <text:p text:style-name="Standard">} </text:p>
      <text:p text:style-name="Standard"/>
      <text:p text:style-name="Standard">for(int i=1; i&lt;=n; i++) </text:p>
      <text:p text:style-name="Standard">for(int j=1; j&lt;=n; j++){ </text:p>
      <text:p text:style-name="Standard">cin&gt;&gt;pole[i][j]; <text:tab/><text:tab/><text:tab/><text:tab/>//načítame vstup a ak je políčko rovné 0, tak si zapamätáme aj pozíciu 0</text:p>
      <text:p text:style-name="Standard">if(pole[i][j]==0){ </text:p>
      <text:p text:style-name="Standard">y=i; x=j; </text:p>
      <text:p text:style-name="Standard">} </text:p>
      <text:p text:style-name="Standard">} </text:p>
      <text:p text:style-name="Standard"/>
      <text:p text:style-name="Standard"/>
      <text:p text:style-name="Standard">cin&gt;&gt;k; </text:p>
      <text:p text:style-name="Standard"/>
      <text:p text:style-name="Standard">for(long long i=0; i&lt;k; i++) </text:p>
      <text:p text:style-name="Standard">{ </text:p>
      <text:p text:style-name="Standard">int p; </text:p>
      <text:p text:style-name="Standard"><text:soft-page-break/>cin&gt;&gt;p; <text:tab/><text:tab/><text:tab/><text:tab/><text:tab/>//načítame ťah</text:p>
      <text:p text:style-name="Standard"/>
      <text:p text:style-name="Standard"/>
      <text:p text:style-name="Standard"/>
      <text:p text:style-name="Standard"/>
      <text:p text:style-name="Standard"/>
      <text:p text:style-name="Standard">if(pole[y][x+1]==p){ <text:tab/><text:tab/><text:tab/><text:tab/>//kontrolujeme susedné políčka 0, či sa tam nenachádza dané číslo</text:p>
      <text:p text:style-name="Standard">pole[y][x]=p; </text:p>
      <text:p text:style-name="Standard">pole[y][x+1]=0; </text:p>
      <text:p text:style-name="Standard">x++; <text:tab/><text:tab/><text:tab/><text:tab/><text:tab/><text:tab/>//ak áno, tak čísla vymeníme a zapíšeme si pozíciu 0</text:p>
      <text:p text:style-name="Standard">continue; </text:p>
      <text:p text:style-name="Standard">} </text:p>
      <text:p text:style-name="Standard"><text:tab/><text:tab/><text:tab/><text:tab/><text:tab/><text:tab/>// to spravíme aj v ďalších prípadoch</text:p>
      <text:p text:style-name="Standard">if(pole[y][x-1]==p){ </text:p>
      <text:p text:style-name="Standard">pole[y][x]=p; </text:p>
      <text:p text:style-name="Standard">pole[y][x-1]=0; </text:p>
      <text:p text:style-name="Standard">x--; </text:p>
      <text:p text:style-name="Standard">continue; </text:p>
      <text:p text:style-name="Standard">} </text:p>
      <text:p text:style-name="Standard"/>
      <text:p text:style-name="Standard"/>
      <text:p text:style-name="Standard">if(pole[y+1][x]==p){ </text:p>
      <text:p text:style-name="Standard">pole[y][x]=p; </text:p>
      <text:p text:style-name="Standard">pole[y+1][x]=0; </text:p>
      <text:p text:style-name="Standard">y++; </text:p>
      <text:p text:style-name="Standard">continue; </text:p>
      <text:p text:style-name="Standard">} </text:p>
      <text:p text:style-name="Standard"/>
      <text:p text:style-name="Standard">if(pole[y-1][x]==p){ </text:p>
      <text:p text:style-name="Standard">pole[y][x]=p; </text:p>
      <text:p text:style-name="Standard">pole[y-1][x]=0; </text:p>
      <text:p text:style-name="Standard">y--; </text:p>
      <text:p text:style-name="Standard">continue; </text:p>
      <text:p text:style-name="Standard">} </text:p>
      <text:p text:style-name="Standard"/>
      <text:p text:style-name="Standard">} </text:p>
      <text:p text:style-name="Standard"/>
      <text:p text:style-name="Standard">for(int i=1; i&lt;=n; i++){ <text:tab/><text:tab/><text:tab/>//vypíšeme mriežku</text:p>
      <text:p text:style-name="Standard">for(int j=1; j&lt;=n; j++) </text:p>
      <text:p text:style-name="Standard">if(j&lt;n) </text:p>
      <text:p text:style-name="Standard">cout&lt;&lt;pole[i][j]&lt;&lt;" "; </text:p>
      <text:p text:style-name="Standard">else </text:p>
      <text:p text:style-name="Standard">cout&lt;&lt;pole[i][j]; </text:p>
      <text:p text:style-name="Standard"/>
      <text:p text:style-name="Standard">cout&lt;&lt;endl; </text:p>
      <text:p text:style-name="Standard">} 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return 0; 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sk" fo:country="SK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bell </meta:initial-creator>
    <meta:creation-date>2012-03-10T13:26:04</meta:creation-date>
    <dc:date>2012-03-12T18:35:41</dc:date>
    <dc:creator>kabell </dc:creator>
    <meta:editing-duration>PT10M25S</meta:editing-duration>
    <meta:editing-cycles>4</meta:editing-cycles>
    <meta:generator>LibreOffice/3.4$Unix LibreOffice_project/340m1$Build-402</meta:generator>
    <meta:document-statistic meta:table-count="0" meta:image-count="0" meta:object-count="0" meta:page-count="3" meta:paragraph-count="69" meta:word-count="271" meta:character-count="1771" meta:non-whitespace-character-count="1485"/>
  </office:meta>
</office:document-meta>
</file>